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ogle Sans" svg:font-family="'Google Sans'" style:font-family-generic="roman" style:font-pitch="variable"/>
    <style:font-face style:name="Google Sans Text" svg:font-family="'Google Sans Text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Google Sans1" svg:font-family="'Google Sans'" style:font-family-generic="system" style:font-pitch="variable"/>
    <style:font-face style:name="Google Sans Text1" svg:font-family="'Google Sans Text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14%" fo:padding="0in" fo:border="none"/>
    </style:style>
    <style:style style:name="P2" style:family="paragraph" style:parent-style-name="Standard">
      <style:paragraph-properties fo:margin-top="0in" fo:margin-bottom="0.1665in" loext:contextual-spacing="false" fo:line-height="114%" fo:padding="0in" fo:border="none"/>
    </style:style>
    <style:style style:name="P3" style:family="paragraph" style:parent-style-name="Standard">
      <style:paragraph-properties fo:margin-top="0in" fo:margin-bottom="0.0835in" loext:contextual-spacing="false" fo:line-height="114%" fo:padding="0in" fo:border="none"/>
    </style:style>
    <style:style style:name="P4" style:family="paragraph" style:parent-style-name="Standard" style:list-style-name="WWNum1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5" style:family="paragraph" style:parent-style-name="Standard" style:list-style-name="WWNum2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6" style:family="paragraph" style:parent-style-name="Standard" style:list-style-name="WWNum2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7" style:family="paragraph" style:parent-style-name="Standard" style:list-style-name="WWNum9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8" style:family="paragraph" style:parent-style-name="Standard" style:list-style-name="WWNum9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9" style:family="paragraph" style:parent-style-name="Standard" style:list-style-name="WWNum10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10" style:family="paragraph" style:parent-style-name="Standard" style:list-style-name="WWNum10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11" style:family="paragraph" style:parent-style-name="Standard" style:list-style-name="WWNum1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12" style:family="paragraph" style:parent-style-name="Standard" style:list-style-name="WWNum9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13" style:family="paragraph" style:parent-style-name="Standard" style:list-style-name="WWNum10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14" style:family="paragraph" style:parent-style-name="Standard">
      <style:paragraph-properties fo:margin-top="0.0835in" fo:margin-bottom="0.1665in" loext:contextual-spacing="false" fo:line-height="114%" fo:padding="0in" fo:border="none"/>
    </style:style>
    <style:style style:name="P15" style:family="paragraph" style:parent-style-name="Standard" style:list-style-name="WWNum3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16" style:family="paragraph" style:parent-style-name="Standard" style:list-style-name="WWNum3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17" style:family="paragraph" style:parent-style-name="Standard" style:list-style-name="WWNum4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18" style:family="paragraph" style:parent-style-name="Standard" style:list-style-name="WWNum4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19" style:family="paragraph" style:parent-style-name="Standard" style:list-style-name="WWNum5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20" style:family="paragraph" style:parent-style-name="Standard" style:list-style-name="WWNum5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21" style:family="paragraph" style:parent-style-name="Standard" style:list-style-name="WWNum6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22" style:family="paragraph" style:parent-style-name="Standard" style:list-style-name="WWNum6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23" style:family="paragraph" style:parent-style-name="Standard" style:list-style-name="WWNum7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24" style:family="paragraph" style:parent-style-name="Standard" style:list-style-name="WWNum7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25" style:family="paragraph" style:parent-style-name="Standard" style:list-style-name="WWNum8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26" style:family="paragraph" style:parent-style-name="Standard" style:list-style-name="WWNum8">
      <style:paragraph-properties fo:margin-left="0.6043in" fo:margin-right="0in" fo:margin-top="0in" fo:margin-bottom="0.0835in" loext:contextual-spacing="false" fo:line-height="114%" fo:text-indent="-0.25in" style:auto-text-indent="false" fo:padding="0in" fo:border="none"/>
    </style:style>
    <style:style style:name="P27" style:family="paragraph" style:parent-style-name="Heading_20_4">
      <style:paragraph-properties fo:margin-top="0in" fo:margin-bottom="0.0835in" loext:contextual-spacing="false" fo:line-height="114%" fo:padding="0in" fo:border="none"/>
    </style:style>
    <style:style style:name="P28" style:family="paragraph" style:parent-style-name="Heading_20_4">
      <style:paragraph-properties fo:margin-top="0.0835in" fo:margin-bottom="0.0835in" loext:contextual-spacing="false" fo:line-height="114%" fo:padding="0in" fo:border="none"/>
    </style:style>
    <style:style style:name="P29" style:family="paragraph" style:parent-style-name="Heading_20_3" style:master-page-name="Standard">
      <style:paragraph-properties fo:margin-top="0in" fo:margin-bottom="0.0835in" loext:contextual-spacing="false" fo:line-height="114%" style:page-number="1" fo:padding="0in" fo:border="none"/>
    </style:style>
    <style:style style:name="T1" style:family="text">
      <style:text-properties fo:color="#1b1c1d" style:font-name="Google Sans" fo:font-size="12pt" fo:font-style="normal" fo:font-weight="bold" style:font-name-asian="Google Sans1" style:font-size-asian="12pt" style:font-style-asian="normal" style:font-weight-asian="bold" style:font-name-complex="Google Sans1" style:font-size-complex="12pt"/>
    </style:style>
    <style:style style:name="T2" style:family="text">
      <style:text-properties fo:color="#1b1c1d" style:font-name="Google Sans Text" fo:font-size="12pt" fo:font-style="normal" style:font-name-asian="Google Sans Text1" style:font-size-asian="12pt" style:font-style-asian="normal" style:font-name-complex="Google Sans Text1" style:font-size-complex="12pt"/>
    </style:style>
    <style:style style:name="T3" style:family="text">
      <style:text-properties fo:color="#1b1c1d" style:font-name="Google Sans Text" fo:font-size="12pt" fo:font-style="normal" fo:font-weight="bold" style:font-name-asian="Google Sans Text1" style:font-size-asian="12pt" style:font-style-asian="normal" style:font-weight-asian="bold" style:font-name-complex="Google Sans Text1" style:font-size-complex="12pt"/>
    </style:style>
    <style:style style:name="T4" style:family="text">
      <style:text-properties fo:color="#1b1c1d" style:font-name="Google Sans Text" fo:font-size="12pt" fo:font-style="italic" style:font-name-asian="Google Sans Text1" style:font-size-asian="12pt" style:font-style-asian="italic" style:font-name-complex="Google Sans Text1" style:font-size-complex="12pt"/>
    </style:style>
    <style:style style:name="T5" style:family="text">
      <style:text-properties style:font-name="Google Sans Text" style:font-name-asian="Google Sans Text1" style:font-name-complex="Google Sans Text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">Resumen de la Experiencia de Desarrollo y Depuración - GesNeu API</text:span></text:p>
      <text:p text:style-name="P1"><text:span text:style-name="T5">Participante: Mikis</text:span></text:p>
      <text:p text:style-name="P1"><text:span text:style-name="T5">Colaborador IA: Gemini</text:span></text:p>
      <text:p text:style-name="P1"><text:span text:style-name="T5">Fecha: 5 de Mayo, 2025</text:span></text:p>
      <text:p text:style-name="P1"><text:span text:style-name="T5">Proyecto: GesNeu API (Gestión de Neumáticos)</text:span></text:p>
      <text:p text:style-name="P27"><text:span text:style-name="T1">1. Contexto Inicial y Objetivo</text:span></text:p>
      <text:p text:style-name="P2"><text:span text:style-name="T2">El proyecto GesNeu API se presentó con una estructura FastAPI sólida, siguiendo buenas prácticas de organización (routers, modelos, schemas, servicios, tests) y utilizando tecnologías modernas como SQLModel y PostgreSQL (gestionado con Docker para desarrollo/pruebas). Se disponía de un documento de requerimientos detallado y backups de base de datos.</text:span></text:p>
      <text:p text:style-name="P2"><text:span text:style-name="T2">El objetivo inicial de nuestra colaboración fue revisar la estructura general, la consistencia entre componentes y, posteriormente, abordar la corrección de pruebas fallidas para continuar con el desarrollo de nuevas funcionalidades.</text:span></text:p>
      <text:p text:style-name="P27"><text:span text:style-name="T1">2. Refactorización Clave: Centralización de Lógica</text:span></text:p>
      <text:p text:style-name="P2"><text:span text:style-name="T2">Una de las primeras observaciones importantes fue la </text:span><text:span text:style-name="T3">duplicación de lógica</text:span><text:span text:style-name="T2"> de negocio entre la capa de servicio (services/neumatico_service.py) y los triggers/funciones de la base de datos PostgreSQL (específicamente fn_actualizar_estado_neumatico). Esta función SQL manejaba actualizaciones de estado, ubicación y kilometraje de los neumáticos, lógica que también estaba presente (parcial o totalmente) en el servicio Python.</text:span></text:p>
      <text:p text:style-name="P3"><text:span text:style-name="T3">Decisión Estratégica:</text:span><text:span text:style-name="T2"> Se acordó refactorizar para </text:span><text:span text:style-name="T3">centralizar toda la lógica de negocio en el NeumaticoService</text:span><text:span text:style-name="T2">. Esto implicó:</text:span></text:p>
      <text:list xml:id="list3895909073" text:style-name="WWNum1">
        <text:list-item>
          <text:p text:style-name="P4"><text:span text:style-name="T2">Modificar el servicio para que cada método _handle_* fuera responsable de todas las actualizaciones necesarias en el objeto Neumatico.</text:span></text:p>
        </text:list-item>
        <text:list-item>
          <text:p text:style-name="P11"><text:span text:style-name="T2">Eliminar la lógica redundante del trigger y la función SQL (DROP TRIGGER, DROP FUNCTION).</text:span></text:p>
        </text:list-item>
      </text:list>
      <text:p text:style-name="P14"><text:span text:style-name="T3">Beneficios Esperados:</text:span><text:span text:style-name="T2"> Mayor claridad, mejor testabilidad, mantenimiento simplificado y eliminación de posibles conflictos entre la lógica Python y SQL.</text:span></text:p>
      <text:p text:style-name="P27"><text:span text:style-name="T1">3. Proceso de Depuración y Corrección de Pruebas (tests/test_neumaticos.py)</text:span></text:p>
      <text:p text:style-name="P3"><text:span text:style-name="T2">Tras la refactorización, nos enfocamos en hacer pasar el conjunto de pruebas tests/test_neumaticos.py, que inicialmente presentaba múltiples fallos. El proceso de depuración fue iterativo y reveló varios tipos de problemas:</text:span></text:p>
      <text:list xml:id="list2494365111" text:style-name="WWNum2">
        <text:list-item>
          <text:p text:style-name="P5"><text:span text:style-name="T3">Errores de Atributo con ScalarResult (AttributeError: 'ScalarResult' object has no attribute ...):</text:span></text:p>
        </text:list-item>
      </text:list>
      <text:list xml:id="list2117751763" text:style-name="WWNum3">
        <text:list-item>
          <text:list>
            <text:list-item>
              <text:p text:style-name="P15"><text:span text:style-name="T3">Problema:</text:span><text:span text:style-name="T2"> Al intentar obtener resultados escalares únicos (como conteos o IDs individuales) de consultas session.exec(), los métodos esperados como .scalar_one_or_none(), .scalar() o .scalars().first() fallaban inesperadamente.</text:span></text:p>
            </text:list-item>
            <text:list-item>
              <text:p text:style-name="P15"><text:span text:style-name="T3">Solución:</text:span><text:span text:style-name="T2"> Se adoptó el uso directo de await session.scalar(statement), que ejecuta la consulta y devuelve directamente el valor escalar o None, evitando el objeto Result intermedio problemático. Esto se aplicó tanto para obtener conteos de alertas como para verificar si una posición estaba ocupada (_check_posicion_ocupada).</text:span></text:p>
            </text:list-item>
          </text:list>
        </text:list-item>
      </text:list>
      <text:list xml:id="list71157774591632" text:continue-list="list2494365111" text:style-name="WWNum2">
        <text:list-item>
          <text:p text:style-name="P5"><text:span text:style-name="T3">Errores de Importación (ImportError):</text:span></text:p>
        </text:list-item>
      </text:list>
      <text:list xml:id="list10935520" text:style-name="WWNum4">
        <text:list-item>
          <text:list>
            <text:list-item>
              <text:p text:style-name="P17"><text:span text:style-name="T3">Problema 1:</text:span><text:span text:style-name="T2"> Se intentaba importar Enums (TipoEventoNeumaticoEnum, TipoEjeEnum, etc.) desde archivos incorrectos (models/common.py o models/tipo_vehiculo.py) en lugar de sus archivos de definición reales (models/evento_neumatico.py, schemas/common.py).</text:span></text:p>
            </text:list-item>
            <text:list-item>
              <text:p text:style-name="P17"><text:span text:style-name="T3">Problema 2:</text:span><text:span text:style-name="T2"> El router (routers/neumaticos.py) intentaba importar funciones (check_profundidad_baja) que se habían movido dentro de AlertService.</text:span></text:p>
            </text:list-item>
            <text:list-item>
              <text:p text:style-name="P17"><text:span text:style-name="T3">Solución:</text:span><text:span text:style-name="T2"> Se corrigieron las rutas de importación en los archivos afectados (services/neumatico_service.py, tests/test_neumaticos.py, routers/neumaticos.py).</text:span></text:p>
            </text:list-item>
          </text:list>
        </text:list-item>
      </text:list>
      <text:list xml:id="list71157797760770" text:continue-list="list71157774591632" text:style-name="WWNum2">
        <text:list-item>
          <text:p text:style-name="P5"><text:span text:style-name="T3">Errores de Tipo (TypeError):</text:span></text:p>
        </text:list-item>
      </text:list>
      <text:list xml:id="list1974007380" text:style-name="WWNum5">
        <text:list-item>
          <text:list>
            <text:list-item>
              <text:p text:style-name="P19"><text:span text:style-name="T3">Problema:</text:span><text:span text:style-name="T2"> El endpoint crear_evento_neumatico en routers/neumaticos.py instanciaba NeumaticoService() sin pasarle el argumento session requerido por su __init__.</text:span></text:p>
            </text:list-item>
            <text:list-item>
              <text:p text:style-name="P19"><text:soft-page-break/><text:span text:style-name="T3">Solución:</text:span><text:span text:style-name="T2"> Se modificó la instanciación a NeumaticoService(session=session).</text:span></text:p>
            </text:list-item>
          </text:list>
        </text:list-item>
      </text:list>
      <text:list xml:id="list71157084582854" text:continue-list="list71157797760770" text:style-name="WWNum2">
        <text:list-item>
          <text:p text:style-name="P5"><text:span text:style-name="T3">Errores de Atributo/Valor en Modelos (AttributeError/ValueError: "Neumatico" object has no field ...):</text:span></text:p>
        </text:list-item>
      </text:list>
      <text:list xml:id="list437890792" text:style-name="WWNum6">
        <text:list-item>
          <text:list>
            <text:list-item>
              <text:p text:style-name="P21"><text:span text:style-name="T3">Problema 1:</text:span><text:span text:style-name="T2"> Se usó incorrectamente reencauches_actuales en el servicio en lugar del nombre correcto del campo en el modelo: reencauches_realizados.</text:span></text:p>
            </text:list-item>
            <text:list-item>
              <text:p text:style-name="P21"><text:span text:style-name="T3">Problema 2:</text:span><text:span text:style-name="T2"> Un error persistente y extraño al intentar asignar valores (incluso None) a los campos fecha_instalacion y km_instalacion del objeto Neumatico dentro del servicio, a pesar de que los campos existen en la definición del modelo.</text:span></text:p>
            </text:list-item>
            <text:list-item>
              <text:p text:style-name="P21"><text:span text:style-name="T3">Solución 1:</text:span><text:span text:style-name="T2"> Se corrigió el nombre del atributo a reencauches_realizados.</text:span></text:p>
            </text:list-item>
            <text:list-item>
              <text:p text:style-name="P21"><text:span text:style-name="T3">Solución 2 (Workaround):</text:span><text:span text:style-name="T2"> Se utilizó setattr(db_neumatico, 'nombre_campo', valor) como rodeo para intentar asignar valores a fecha_instalacion y km_instalacion, aunque la causa raíz de este ValueError específico con la asignación directa sigue siendo algo incierta (posiblemente una interacción compleja Pydantic/SQLModel/AsyncSession). </text:span><text:span text:style-name="T4">Nota: Se optó por comentar temporalmente estas asignaciones para diagnosticar otros errores.</text:span></text:p>
            </text:list-item>
          </text:list>
        </text:list-item>
      </text:list>
      <text:list xml:id="list71157906575531" text:continue-list="list71157084582854" text:style-name="WWNum2">
        <text:list-item>
          <text:p text:style-name="P5"><text:span text:style-name="T3">Errores de Clave (KeyError) y Atributo (AttributeError) con Relaciones:</text:span></text:p>
        </text:list-item>
      </text:list>
      <text:list xml:id="list3581096064" text:style-name="WWNum7">
        <text:list-item>
          <text:list>
            <text:list-item>
              <text:p text:style-name="P23"><text:span text:style-name="T3">Problema:</text:span><text:span text:style-name="T2"> Los intentos de cargar o refrescar relaciones usando session.refresh(objeto, ["nombre_relacion"]) o accediendo directamente a objeto.relacion (como neumatico.modelo o vehiculo.tipo_vehiculo) fallaban.</text:span></text:p>
            </text:list-item>
            <text:list-item>
              <text:p text:style-name="P23"><text:span text:style-name="T3">Solución:</text:span><text:span text:style-name="T2"> Se eliminaron las llamadas a refresh problemáticas y se adoptó la carga explícita de objetos relacionados usando session.get(ClaseRelacionada, objeto.id_fk) justo antes de necesitar la información del objeto relacionado.</text:span></text:p>
            </text:list-item>
          </text:list>
        </text:list-item>
      </text:list>
      <text:list xml:id="list71157568701570" text:continue-list="list71157906575531" text:style-name="WWNum2">
        <text:list-item>
          <text:p text:style-name="P5"><text:span text:style-name="T3">Errores de Lógica en Pruebas:</text:span></text:p>
        </text:list-item>
      </text:list>
      <text:list xml:id="list2684894638" text:style-name="WWNum8">
        <text:list-item>
          <text:list>
            <text:list-item>
              <text:p text:style-name="P25"><text:span text:style-name="T3">Problema:</text:span><text:span text:style-name="T2"> Las pruebas de inspección intentaban operar sobre neumáticos EN_STOCK cuando el servicio ahora requiere que estén INSTALADO.</text:span></text:p>
            </text:list-item>
            <text:list-item>
              <text:p text:style-name="P26"><text:span text:style-name="T3">Solución:</text:span><text:span text:style-name="T2"> Se añadió un paso de instalación (client.post al endpoint de eventos) al inicio de estas pruebas.</text:span></text:p>
            </text:list-item>
          </text:list>
        </text:list-item>
      </text:list>
      <text:p text:style-name="P28"><text:span text:style-name="T1">4. Lecciones Aprendidas y Buenas Prácticas Reforzadas</text:span></text:p>
      <text:list xml:id="list662642094" text:style-name="WWNum9">
        <text:list-item>
          <text:p text:style-name="P7"><text:span text:style-name="T3">Centralización de Lógica:</text:span><text:span text:style-name="T2"> Confirmó la importancia de mantener la lógica de negocio principal en la capa de servicio para mejorar claridad, testabilidad y mantenibilidad, minimizando la lógica en triggers de BD.</text:span></text:p>
        </text:list-item>
        <text:list-item>
          <text:p text:style-name="P7"><text:span text:style-name="T3">Pruebas Rigurosas:</text:span><text:span text:style-name="T2"> Demostró el valor incalculable de tener un conjunto de pruebas (aunque inicialmente fallaran) para validar refactorizaciones y detectar regresiones o efectos secundarios inesperados.</text:span></text:p>
        </text:list-item>
        <text:list-item>
          <text:p text:style-name="P7"><text:span text:style-name="T3">Manejo de ORM Asíncrono:</text:span><text:span text:style-name="T2"> Resaltó las sutilezas al trabajar con relaciones, carga perezosa y la API de sesión (exec vs. scalar, refresh) en SQLModel con un driver asíncrono. La carga explícita de relaciones (session.get) resultó ser más robusta en algunos casos que confiar en refresh o carga perezosa.</text:span></text:p>
        </text:list-item>
        <text:list-item>
          <text:p text:style-name="P7"><text:span text:style-name="T3">Schemas y Validación:</text:span><text:span text:style-name="T2"> Subrayó la necesidad de que los schemas Pydantic (Create, Read) reflejen con precisión los datos esperados/requeridos por el servicio en diferentes contextos, usando Optional adecuadamente.</text:span></text:p>
        </text:list-item>
        <text:list-item>
          <text:p text:style-name="P12"><text:span text:style-name="T3">Depuración Iterativa:</text:span><text:span text:style-name="T2"> El proceso demostró que la depuración a menudo requiere múltiples intentos, aislar el problema (ej. probando una función/test a la vez) e inspeccionar el estado interno de los objetos (print, vars, dir, breakpoint()).</text:span></text:p>
        </text:list-item>
      </text:list>
      <text:p text:style-name="P28"><text:span text:style-name="T1">5. Estado Actual y Próximos Pasos</text:span></text:p>
      <text:p text:style-name="P2"><text:span text:style-name="T2">Actualmente, la mayoría de las pruebas en tests/test_neumaticos.py pasan después de las correcciones aplicadas al servicio, schemas y pruebas. La lógica de negocio está centralizada en NeumaticoService.</text:span></text:p>
      <text:p text:style-name="P3"><text:span text:style-name="T2">Los próximos pasos lógicos incluyen:</text:span></text:p>
      <text:list xml:id="list714187793" text:style-name="WWNum10">
        <text:list-item>
          <text:p text:style-name="P9"><text:span text:style-name="T2">Resolver los FAILURES restantes en tests/test_neumaticos.py (probablemente relacionados con las asignaciones comentadas de fecha_instalacion/km_instalacion o la validación del límite de reencauches).</text:span></text:p>
        </text:list-item>
        <text:list-item>
          <text:p text:style-name="P9"><text:span text:style-name="T2">Implementar las validaciones de negocio y alertas faltantes.</text:span></text:p>
        </text:list-item>
        <text:list-item>
          <text:p text:style-name="P9"><text:span text:style-name="T2">Desarrollar los endpoints de reportes.</text:span></text:p>
        </text:list-item>
        <text:list-item>
          <text:p text:style-name="P9"><text:span text:style-name="T2">Configurar y ejecutar la prueba de integración omitida.</text:span></text:p>
        </text:list-item>
        <text:list-item>
          <text:p text:style-name="P13"><text:span text:style-name="T2">Atender las advertencias de dependencias.</text:span></text:p>
        </text:list-item>
      </text:list>
      <text:p text:style-name="P14"><text:soft-page-break/><text:span text:style-name="T2">Esta colaboración ha sido un ejemplo práctico de cómo refinar y depurar una API compleja, abordando problemas desde la estructura de la base de datos hasta las interacciones sutiles del ORM y la lógica de las pruebas. ¡Buen trabajo, Mikis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ogle Sans" svg:font-family="'Google Sans'" style:font-family-generic="roman" style:font-pitch="variable"/>
    <style:font-face style:name="Google Sans Text" svg:font-family="'Google Sans Text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Google Sans1" svg:font-family="'Google Sans'" style:font-family-generic="system" style:font-pitch="variable"/>
    <style:font-face style:name="Google Sans Text1" svg:font-family="'Google Sans Text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8" style:display-name="ListLabel 2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9" style:display-name="ListLabel 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0" style:display-name="ListLabel 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1" style:display-name="ListLabel 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2" style:display-name="ListLabel 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3" style:display-name="ListLabel 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4" style:display-name="ListLabel 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5" style:display-name="ListLabel 3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6" style:display-name="ListLabel 3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7" style:display-name="ListLabel 3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8" style:display-name="ListLabel 3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9" style:display-name="ListLabel 3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0" style:display-name="ListLabel 4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1" style:display-name="ListLabel 4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2" style:display-name="ListLabel 4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3" style:display-name="ListLabel 4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4" style:display-name="ListLabel 4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5" style:display-name="ListLabel 4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7" style:display-name="ListLabel 4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9" style:display-name="ListLabel 4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0" style:display-name="ListLabel 5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1" style:display-name="ListLabel 5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2" style:display-name="ListLabel 5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3" style:display-name="ListLabel 5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4" style:display-name="ListLabel 5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6" style:display-name="ListLabel 5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7" style:display-name="ListLabel 5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8" style:display-name="ListLabel 5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9" style:display-name="ListLabel 5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0" style:display-name="ListLabel 6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1" style:display-name="ListLabel 6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2" style:display-name="ListLabel 6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3" style:display-name="ListLabel 6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4" style:display-name="ListLabel 6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5" style:display-name="ListLabel 6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6" style:display-name="ListLabel 6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7" style:display-name="ListLabel 6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8" style:display-name="ListLabel 6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9" style:display-name="ListLabel 6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0" style:display-name="ListLabel 7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2" style:display-name="ListLabel 7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4" style:display-name="ListLabel 7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5" style:display-name="ListLabel 7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6" style:display-name="ListLabel 7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7" style:display-name="ListLabel 7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8" style:display-name="ListLabel 7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9" style:display-name="ListLabel 7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1" style:display-name="ListLabel 8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2" style:display-name="ListLabel 8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3" style:display-name="ListLabel 8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4" style:display-name="ListLabel 8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5" style:display-name="ListLabel 8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6" style:display-name="ListLabel 8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7" style:display-name="ListLabel 8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8" style:display-name="ListLabel 8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0" style:display-name="ListLabel 9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4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4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4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0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5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53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5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9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6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62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6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68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71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7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77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0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8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86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8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9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2" meta:word-count="1010" meta:character-count="7481" meta:non-whitespace-character-count="6556"/>
    <meta:generator>LibreOfficeDev/6.0.5.2$Linux_X86_64 LibreOffice_project/</meta:generator>
  </office:meta>
</office:document-meta>
</file>